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51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5" style:family="table-cell" style:parent-style-name="Default">
      <style:table-cell-properties fo:background-color="#e6e6fa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d8bfd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f08080"/>
    </style:style>
    <style:style style:name="ce17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fa"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d8bfd8"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ackground-color="#f08080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e6e6fa"/>
    </style:style>
    <style:style style:name="ce21" style:family="table-cell" style:parent-style-name="Default">
      <style:table-cell-properties fo:background-color="#f08080"/>
    </style:style>
    <style:style style:name="ce22" style:family="table-cell" style:parent-style-name="Default">
      <style:table-cell-properties fo:background-color="#eee8aa"/>
    </style:style>
    <style:style style:name="ce48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40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RAÚL KUMAR GOGNA SOGOR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3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11"/>
          <table:table-cell table:style-name="ce18" office:value-type="string" calcext:value-type="string">
            <text:p>TU NOTA</text:p>
          </table:table-cell>
          <table:table-cell table:style-name="ce18" office:value-type="string" calcext:value-type="string">
            <text:p>COMENTARIOS</text:p>
          </table:table-cell>
          <table:table-cell/>
          <table:table-cell table:style-name="ce18" office:value-type="string" calcext:value-type="string">
            <text:p>DEFENSA DE LA PRÁCTICA</text:p>
          </table:table-cell>
          <table:table-cell table:style-name="ce48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dex.js y package.json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office:value-type="string" calcext:value-type="string">
            <text:p>/ view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public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utils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7:.B12])" office:value-type="float" office:value="0.25" calcext:value-type="float">
            <text:p>0,25</text:p>
          </table:table-cell>
          <table:table-cell table:style-name="ce13" table:formula="of:=SUM([.C7:.C12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4"/>
          <table:table-cell table:style-name="ce18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y modelo usuarios registrados</text:p>
          </table:table-cell>
          <table:table-cell table:number-columns-repeated="2" table:style-name="ce12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16:.B18])" office:value-type="float" office:value="0.5" calcext:value-type="float">
            <text:p>0,50</text:p>
          </table:table-cell>
          <table:table-cell table:style-name="ce13" table:formula="of:=SUM([.C16:.C18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4"/>
          <table:table-cell table:style-name="ce18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 (publico.js)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publico_index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buscar → publico_index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 /:id → publico_producto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 (productos.js)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admin_productos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nuevo → admin_productos_form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editar /:id → admin_productos_form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productos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La inserción de una imagen debe ser opcional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:id → redirige a la ruta base del enrutador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 → redirige a la ruta base del enrutador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login → auth_login.nkj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login → ruta base del enrutador de productos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logout → redirige a la raíz de la parte pública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23:.B25];[.B27:.B32];[.B34:.B36])" office:value-type="float" office:value="5" calcext:value-type="float">
            <text:p>5,00</text:p>
          </table:table-cell>
          <table:table-cell table:style-name="ce13" table:formula="of:=SUM([.C23:.C25];[.C27:.C32];[.C34:.C36])" office:value-type="float" office:value="4.75" calcext:value-type="float">
            <text:p>4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style-name="ce14"/>
          <table:table-cell table:style-name="ce18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publico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index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dmin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menu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s_form.njk (formulario insercion y edicion)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uth_login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41:.B44];[.B46:.B50];[.B52])" office:value-type="float" office:value="3" calcext:value-type="float">
            <text:p>3,00</text:p>
          </table:table-cell>
          <table:table-cell table:style-name="ce13" table:formula="of:=SUM([.C41:.C44];[.C46:.C50];[.C52])" office:value-type="float" office:value="3" calcext:value-type="float">
            <text:p>3,0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11"/>
          <table:table-cell table:style-name="ce43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, nunjucks, method-override, express-session)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/ Conectar con MongoDB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 / Puesta en marcha servidor Expres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ción y asignación de nunjuck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plicar middleware (urlencoded, method-override, session, bootstrap, parte pública, asignar rutas a enrutadores) 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56:.B60])" office:value-type="float" office:value="0.5" calcext:value-type="float">
            <text:p>0,50</text:p>
          </table:table-cell>
          <table:table-cell table:style-name="ce13" table:formula="of:=SUM([.C56:.C60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Proteccion rutas de administración (/ utils/ auth.js)</text:p>
          </table:table-cell>
          <table:table-cell table:number-columns-repeated="2" table:style-name="ce13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11"/>
          <table:table-cell table:style-name="ce43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office:value-type="float" office:value="0.13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66:.B67])" office:value-type="float" office:value="0.25" calcext:value-type="float">
            <text:p>0,25</text:p>
          </table:table-cell>
          <table:table-cell table:style-name="ce13" table:formula="of:=SUM([.C66:.C67])" office:value-type="float" office:value="0.13" calcext:value-type="float">
            <text:p>0,13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PENALIZACIONES</text:p>
          </table:table-cell>
          <table:table-cell table:style-name="ce16"/>
          <table:table-cell table:style-name="ce44"/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Incluye / node_modules</text:p>
          </table:table-cell>
          <table:table-cell table:style-name="ce12" office:value-type="float" office:value="-2" calcext:value-type="float">
            <text:p>-2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2,5 punt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a vistas &lt; 1,5 puntos?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Los comentarios no deben ser <text:s/>insertados al añadir un producto, y menos aún ser obligatorio</text:p>
          </table:table-cell>
          <table:table-cell/>
          <table:table-cell table:style-name="ce12" office:value-type="float" office:value="-1" calcext:value-type="float">
            <text:p>-1,0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7" table:formula="of:=SUM([.B13];[.B19];[.B37];[.B53];[.B61];[.B63];[.B68])" office:value-type="float" office:value="10" calcext:value-type="float">
            <text:p>10,00</text:p>
          </table:table-cell>
          <table:table-cell table:style-name="ce17" table:formula="of:=SUM([.C13];[.C19];[.C37];[.C53];[.C61];[.C63];[.C68])" office:value-type="float" office:value="9.63" calcext:value-type="float">
            <text:p>9,63</text:p>
          </table:table-cell>
          <table:table-cell table:style-name="ce22"/>
          <table:table-cell table:number-columns-repeated="3"/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10:00:17.4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10:15:09.915000000</dc:date>
    <meta:editing-duration>PT1H38M54S</meta:editing-duration>
    <meta:editing-cycles>12</meta:editing-cycles>
    <meta:document-statistic meta:table-count="1" meta:cell-count="161" meta:object-count="0"/>
  </office:meta>
</office:document-meta>
</file>